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4mm"/>
    </style:style>
    <style:style style:name="co2" style:family="table-column">
      <style:table-column-properties fo:break-before="auto" style:column-width="70.27mm"/>
    </style:style>
    <style:style style:name="co3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15.33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c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cf"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AP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AP2</text:p>
          </table:table-cell>
          <table:table-cell office:value-type="string" calcext:value-type="string">
            <text:p>AT2*</text:p>
          </table:table-cell>
          <table:table-cell office:value-type="string" calcext:value-type="string">
            <text:p>AP3*</text:p>
          </table:table-cell>
          <table:table-cell office:value-type="string" calcext:value-type="string">
            <text:p>AT3*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 Gabriel Gomes Braga 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lan Silveira Reboucas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timar Moita Cardozo Filho 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ncisco Diego Lopes Fernandes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ncisco Diego Pereira Gamileira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ncisco Igor Teixeira Martins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orge do Amaral Rodrigues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elson Gomes Melo 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ferson Torres Ferreira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rry Macedo Castro 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liany Simplicio Camelo 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lio Cesar Sousa de Vasconcelos 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onardo Antonio Bonfim Macedo 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onardo Carneiro Arruda 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ucas de Lima Sousa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ia Marcia Pereira de Sousa 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xwell Alves Teixeira 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taniel Parente Nogueira 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nan Silva Farias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toria Sousa Lopes 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LEGEND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AP1</text:p>
          </table:table-cell>
          <table:table-cell table:style-name="ce2" office:value-type="string" calcext:value-type="string">
            <text:p>AVALIAÇÃO DE PROVA 1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1</text:p>
          </table:table-cell>
          <table:table-cell table:style-name="ce2" office:value-type="string" calcext:value-type="string">
            <text:p>AVALIAÇÂO DE TRABALHO 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2</text:p>
          </table:table-cell>
          <table:table-cell table:style-name="ce2" office:value-type="string" calcext:value-type="string">
            <text:p>AVALIAÇÃO DE PROVA 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2</text:p>
          </table:table-cell>
          <table:table-cell table:style-name="ce2" office:value-type="string" calcext:value-type="string">
            <text:p>AVALIAÇÂO DE TRABALHO 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2</text:p>
          </table:table-cell>
          <table:table-cell table:style-name="ce2" office:value-type="string" calcext:value-type="string">
            <text:p>AVALIAÇÃO DE PROVA 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2</text:p>
          </table:table-cell>
          <table:table-cell table:style-name="ce2" office:value-type="string" calcext:value-type="string">
            <text:p>AVALIAÇÂO DE TRABALHO 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OBSERVAÇÕES</text:p>
          </table:table-cell>
          <table:table-cell table:style-name="ce4" office:value-type="string" calcext:value-type="string">
            <text:p>A nota de cada AP é a média entre a avaliação de prova e a avaliação de trabalho. 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As notas de avaliação de trabalho foram aferidas em uma faixa que vai de 0 a 5. Neste resultado, contudo, multipliquei as notas por 2 para adequá-las à faixa que vai de 0 a 10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 ainda não computado completamente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07:43:37.3437016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6-21T08:58:45.189516517</dc:date>
    <meta:generator>LibreOffice/5.3.1.2$Linux_X86_64 LibreOffice_project/30m0$Build-2</meta:generator>
    <meta:editing-duration>PT1H5M48S</meta:editing-duration>
    <meta:editing-cycles>6</meta:editing-cycles>
    <meta:document-statistic meta:table-count="1" meta:cell-count="164" meta:object-count="0"/>
    <meta:user-defined meta:name="AppVersion">16.0300</meta:user-defined>
  </office:meta>
</office:document-meta>
</file>